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App fact-sheet · Conduction</text:h>
      <text:p text:style-name="Subtitle">Working copy. Editable in LibreOffice, OnlyOffice, or Microsoft Word. For pixel-accurate layout, see the canonical HTML.</text:p>
      <text:p text:style-name="Standard">Design system / Print /  App fact-sheet</text:p>
      <text:h text:style-name="Heading_20_2" text:outline-level="2">App fact-sheet</text:h>
      <text:p text:style-name="Standard">A4 portrait, one app per page. Hex glyph top-left, tagline, what it does, who it's for, a five-app compatibility hex grid, and an honest "known limitations" section. The fact-sheet feels like a chapter of one book, not a standalone marketing slick.</text:p>
      <text:p text:style-name="Standard">Filled example · OpenCatalogi</text:p>
      <text:p text:style-name="Standard">opencatalogi(7) Conduction · v2026.04 · NL</text:p>
      <text:h text:style-name="Heading_20_2" text:outline-level="2">OpenCatalogi.</text:h>
      <text:p text:style-name="Standard">De catalogus. Vind, installeer en update apps uit een gefedereerd register van vertrouwde uitgevers.</text:p>
      <text:p text:style-name="Standard">Stable Cobalt · canonical v2.4.1</text:p>
      <text:h text:style-name="Heading_20_2" text:outline-level="2">Wat het doet</text:h>
      <text:p text:style-name="Standard">OpenCatalogi is een gefedereerde catalogus voor Nextcloud-apps en publieke registers. Je publiceert je eigen apps, of consumeert die van anderen, met een uniforme metadata-spec.</text:p>
      <text:list>
        <text:list-item>
          <text:p text:style-name="List">Apps publiceren en intrekken via een eenvoudige UI of de API.</text:p>
        </text:list-item>
        <text:list-item>
          <text:p text:style-name="List">Federated discovery, zie wat andere gemeenten draaien.</text:p>
        </text:list-item>
        <text:list-item>
          <text:p text:style-name="List">Audit-trail per publicatie, geschikt voor WOO.</text:p>
        </text:list-item>
        <text:list-item>
          <text:p text:style-name="List">Schema-validatie tegen de Conduction app-spec.</text:p>
        </text:list-item>
        <text:list-item>
          <text:p text:style-name="List">Werkt met OpenRegister voor structured records onder de catalogus.</text:p>
        </text:list-item>
      </text:list>
      <text:h text:style-name="Heading_20_2" text:outline-level="2">Voor wie</text:h>
      <text:p text:style-name="Standard">Gemeenten en samenwerkingsverbanden die hun eigen apps en registers willen ontsluiten zonder vendor-lock-in. Ook geschikt voor MKB-IT-leads die een interne catalogus voor team-tools willen.</text:p>
      <text:h text:style-name="Heading_20_2" text:outline-level="2">Status</text:h>
      <text:p text:style-name="Standard">Productie-stabiel. Ingezet bij 7 gemeenten en 2 samenwerkingsverbanden. Wekelijkse releases, breaking changes alleen tussen majors.</text:p>
      <text:h text:style-name="Heading_20_2" text:outline-level="2">Past bij</text:h>
      <text:p text:style-name="Standard">OpenCatalogi deze app</text:p>
      <text:p text:style-name="Standard">OpenRegister data eronder</text:p>
      <text:p text:style-name="Standard">OpenConnector externe API's</text:p>
      <text:p text:style-name="Standard">DocuDesk documenten</text:p>
      <text:p text:style-name="Standard">MyDash startpagina</text:p>
      <text:p text:style-name="Standard">Cobalt-omrand = deze fact-sheet · cobalt-50 omrand = werkt direct mee.</text:p>
      <text:p text:style-name="Standard">Bekende beperkingen</text:p>
      <text:list>
        <text:list-item>
          <text:p text:style-name="List">Federation tussen instanties is best-effort, geen 100% real-time consistentie.</text:p>
        </text:list-item>
        <text:list-item>
          <text:p text:style-name="List">Schema-validatie is strict, oude apps zonder Conduction app-spec worden niet automatisch geadopteerd.</text:p>
        </text:list-item>
        <text:list-item>
          <text:p text:style-name="List">Geen CSV-import in de UI, dat loopt via OpenConnector.</text:p>
        </text:list-item>
      </text:list>
      <text:p text:style-name="Standard">Installeer</text:p>
      <text:p text:style-name="Standard">Of via Nextcloud app-store · AGPL-3.0 · bron: github.com/ConductionNL/opencatalogi</text:p>
      <text:p text:style-name="Standard">conduction.nl/apps/opencatalogi · docs.conduction.nl/opencatalogi v2026.04 · NL</text:p>
      <text:p text:style-name="Standard">Empty template · placeholders only</text:p>
      <text:p text:style-name="Standard">{{ app-slug }}(7) Conduction · {{ version }} · {{ lang }}</text:p>
      <text:h text:style-name="Heading_20_2" text:outline-level="2">{{ AppName }}.</text:h>
      <text:p text:style-name="Standard">{{ Single-sentence tagline that names the noun and the verb. }}</text:p>
      <text:p text:style-name="Standard">{{ status }} {{ accent }} {{ semver }}</text:p>
      <text:h text:style-name="Heading_20_2" text:outline-level="2">Wat het doet</text:h>
      <text:p text:style-name="Standard">{{ Two short sentences. Person-as-subject, active voice. }}</text:p>
      <text:list>
        <text:list-item>
          <text:p text:style-name="List">{{ Concrete capability 1 }}</text:p>
        </text:list-item>
        <text:list-item>
          <text:p text:style-name="List">{{ Concrete capability 2 }}</text:p>
        </text:list-item>
        <text:list-item>
          <text:p text:style-name="List">{{ Concrete capability 3 }}</text:p>
        </text:list-item>
        <text:list-item>
          <text:p text:style-name="List">{{ Concrete capability 4 }}</text:p>
        </text:list-item>
      </text:list>
      <text:h text:style-name="Heading_20_2" text:outline-level="2">Voor wie</text:h>
      <text:p text:style-name="Standard">{{ Audience tier and the problem they have. Not a persona, a situation. }}</text:p>
      <text:h text:style-name="Heading_20_2" text:outline-level="2">Status</text:h>
      <text:p text:style-name="Standard">{{ Production / beta / preview, plus where it runs today. }}</text:p>
      <text:h text:style-name="Heading_20_2" text:outline-level="2">Past bij</text:h>
      <text:p text:style-name="Standard">{{ App }} deze app</text:p>
      <text:p text:style-name="Standard">{{ Companion }} {{ what }}</text:p>
      <text:p text:style-name="Standard">Bekende beperkingen</text:p>
      <text:list>
        <text:list-item>
          <text:p text:style-name="List">{{ Limitation 1 }}</text:p>
        </text:list-item>
        <text:list-item>
          <text:p text:style-name="List">{{ Limitation 2 }}</text:p>
        </text:list-item>
        <text:list-item>
          <text:p text:style-name="List">{{ Limitation 3 }}</text:p>
        </text:list-item>
      </text:list>
      <text:p text:style-name="Standard">Installeer</text:p>
      <text:p text:style-name="Standard">Of via Nextcloud app-store · {{ licence }} · bron: github.com/ConductionNL/{{ slug }}</text:p>
      <text:p text:style-name="Standard">conduction.nl/apps/{{ slug }} {{ version }} · {{ lang }}</text:p>
      <text:p text:style-name="Standard">Why we built it this way</text:p>
      <text:h text:style-name="Heading_20_2" text:outline-level="2">Each app is a chapter, not a brochure</text:h>
      <text:p text:style-name="Standard">Marketing one-pagers list features and lose context. Ours are paginated like a manpage entry: one app per A4, with the same structure across the family. Stack five fact-sheets, you have the book.</text:p>
      <text:list>
        <text:list-item>
          <text:p text:style-name="List">App glyph hex top-left, big. 22mm hex with the app's canonical icon. Recognisable from across a desk; the glyph is the primary identifier, not the wordmark.</text:p>
        </text:list-item>
        <text:list-item>
          <text:p text:style-name="List">Tagline ends with a period. "OpenCatalogi." with a period turns the title into a finished thought. The tagline below names the verb and the noun: "Vind, installeer, update."</text:p>
        </text:list-item>
        <text:list-item>
          <text:p text:style-name="List">Past bij compat-grid. Five small hexes showing siblings; the current app is cobalt-filled, the rest are tinted. Tells the reader "this is part of a family" without a paragraph.</text:p>
        </text:list-item>
        <text:list-item>
          <text:p text:style-name="List">"Bekende beperkingen" panel in vermillion. Honest disclosure of what doesn't work, on the front of the page, not buried. Builds trust with engineers who would find it anyway.</text:p>
        </text:list-item>
        <text:list-item>
          <text:p text:style-name="List">Install strip in cobalt-900. Dark band at the bottom with a CLI command. Turns the install into a copyable artefact, not a sales hand-off.</text:p>
        </text:list-item>
        <text:list-item>
          <text:p text:style-name="List">"$ man opencatalogi(7)" running header. Plex Mono running header treats the fact-sheet as a manpage entry. Section number 7, "miscellaneous", reading developers smile.</text:p>
        </text:list-item>
        <text:list-item>
          <text:p text:style-name="List">Three pills, three signals. Status (stable/beta), colour family, version. Visible at a glance, no walls of text needed.</text:p>
        </text:list-item>
      </text:list>
      <text:p text:style-name="Standard">A4 · one per app · six fact-sheets per release cycle · --bleed 0 · OpenCatalogi shown as the canonical example</text:p>
      <text:p text:style-name="Standard">tokens.css · app glyphs · hex-bullet icon · status badges · .paper--A4 ·
        Plex Mono for running header</text:p>
      <text:p text:style-name="Footer">Canonical layout: https://design-system.conduction.nl/preview/print/app-factsheet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App fact-sheet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